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7d82" officeooo:paragraph-rsid="000f7d82"/>
    </style:style>
    <style:style style:name="P2" style:family="paragraph" style:parent-style-name="Standard">
      <style:paragraph-properties fo:text-align="center" style:justify-single-word="false"/>
      <style:text-properties officeooo:rsid="000f7d82" officeooo:paragraph-rsid="000f7d82"/>
    </style:style>
    <style:style style:name="P3" style:family="paragraph" style:parent-style-name="Standard">
      <style:text-properties fo:font-style="italic" officeooo:rsid="000f7d82" officeooo:paragraph-rsid="000f7d82" style:font-style-asian="italic" style:font-style-complex="italic"/>
    </style:style>
    <style:style style:name="P4" style:family="paragraph" style:parent-style-name="Standard">
      <style:text-properties officeooo:rsid="00122788" officeooo:paragraph-rsid="00122788"/>
    </style:style>
    <style:style style:name="P5" style:family="paragraph" style:parent-style-name="Standard">
      <style:text-properties officeooo:rsid="00122788" officeooo:paragraph-rsid="00141eae"/>
    </style:style>
    <style:style style:name="P6" style:family="paragraph" style:parent-style-name="Standard">
      <style:text-properties officeooo:rsid="00122788" officeooo:paragraph-rsid="001802a4"/>
    </style:style>
    <style:style style:name="P7" style:family="paragraph" style:parent-style-name="Standard">
      <style:text-properties officeooo:rsid="00141eae" officeooo:paragraph-rsid="00141eae"/>
    </style:style>
    <style:style style:name="P8" style:family="paragraph" style:parent-style-name="Standard">
      <style:text-properties officeooo:rsid="0015234b" officeooo:paragraph-rsid="0015234b"/>
    </style:style>
    <style:style style:name="P9" style:family="paragraph" style:parent-style-name="Standard">
      <style:text-properties officeooo:rsid="0015234b" officeooo:paragraph-rsid="00167330"/>
    </style:style>
    <style:style style:name="P10" style:family="paragraph" style:parent-style-name="Standard">
      <style:text-properties officeooo:rsid="0015234b" officeooo:paragraph-rsid="0019ef62"/>
    </style:style>
    <style:style style:name="P11" style:family="paragraph" style:parent-style-name="Standard">
      <style:text-properties officeooo:rsid="001802a4" officeooo:paragraph-rsid="001802a4"/>
    </style:style>
    <style:style style:name="P12" style:family="paragraph" style:parent-style-name="Standard">
      <style:text-properties officeooo:rsid="0015234b" officeooo:paragraph-rsid="0019ef62"/>
    </style:style>
    <style:style style:name="P13" style:family="paragraph" style:parent-style-name="Standard">
      <style:text-properties officeooo:rsid="0015234b" officeooo:paragraph-rsid="0015234b"/>
    </style:style>
    <style:style style:name="P14" style:family="paragraph" style:parent-style-name="Standard">
      <style:text-properties officeooo:rsid="001f203f" officeooo:paragraph-rsid="0019ef62"/>
    </style:style>
    <style:style style:name="P15" style:family="paragraph" style:parent-style-name="Standard">
      <style:text-properties officeooo:rsid="001f203f" officeooo:paragraph-rsid="001f203f"/>
    </style:style>
    <style:style style:name="P16" style:family="paragraph" style:parent-style-name="Standard">
      <style:text-properties officeooo:rsid="002041ae" officeooo:paragraph-rsid="002041ae"/>
    </style:style>
    <style:style style:name="P17" style:family="paragraph" style:parent-style-name="Standard">
      <style:text-properties officeooo:rsid="00122788" officeooo:paragraph-rsid="002041ae"/>
    </style:style>
    <style:style style:name="P18" style:family="paragraph" style:parent-style-name="Heading_20_3">
      <style:paragraph-properties fo:break-before="page"/>
    </style:style>
    <style:style style:name="T1" style:family="text">
      <style:text-properties officeooo:rsid="00141ea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9ef62"/>
    </style:style>
    <style:style style:name="T4" style:family="text">
      <style:text-properties officeooo:rsid="0015234b"/>
    </style:style>
    <style:style style:name="T5" style:family="text">
      <style:text-properties officeooo:rsid="00167330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67330"/>
    </style:style>
    <style:style style:name="T8" style:family="text">
      <style:text-properties style:text-position="0% 100%" officeooo:rsid="0019ef62"/>
    </style:style>
    <style:style style:name="T9" style:family="text">
      <style:text-properties style:text-position="0% 100%" officeooo:rsid="002041ae"/>
    </style:style>
    <style:style style:name="T10" style:family="text">
      <style:text-properties officeooo:rsid="0017fa9a"/>
    </style:style>
    <style:style style:name="T11" style:family="text">
      <style:text-properties officeooo:rsid="001802a4"/>
    </style:style>
    <style:style style:name="T12" style:family="text">
      <style:text-properties officeooo:rsid="0019e828"/>
    </style:style>
    <style:style style:name="T13" style:family="text">
      <style:text-properties officeooo:rsid="0019ef62"/>
    </style:style>
    <style:style style:name="T14" style:family="text">
      <style:text-properties officeooo:rsid="001b7059"/>
    </style:style>
    <style:style style:name="T15" style:family="text">
      <style:text-properties officeooo:rsid="001ddb64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1802a4"/>
    </style:style>
    <style:style style:name="T19" style:family="text">
      <style:text-properties style:text-position="super 58%" officeooo:rsid="0019ef62"/>
    </style:style>
    <style:style style:name="T20" style:family="text">
      <style:text-properties officeooo:rsid="002041ae"/>
    </style:style>
    <style:style style:name="T21" style:family="text">
      <style:text-properties style:font-name="Courier New"/>
    </style:style>
    <style:style style:name="T22" style:family="text">
      <style:text-properties officeooo:rsid="0020a2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5">Normal </text:span>Paths as Function Sub-Types</text:p>
      <text:p text:style-name="P2">by Sven Nilsen, 2017</text:p>
      <text:p text:style-name="P1"/>
      <text:p text:style-name="P3">Here I represent a new insight that <text:span text:style-name="T11">unites logical equivalence of paths with sub-types of functions defined using paths. This makes function sub-types similar to variable sub-types. This new notation has strengths and weaknesses different from both paths and their equivalent equations.</text:span></text:p>
      <text:p text:style-name="P1"/>
      <text:p text:style-name="P6"><text:span text:style-name="T1">In p</text:span>ath semantics<text:span text:style-name="T17"><text:reference-ref text:reference-format="text" text:ref-name="1">[1]</text:reference-ref></text:span> <text:span text:style-name="T1">one can define</text:span> sub-types<text:span text:style-name="T17"><text:reference-ref text:reference-format="text" text:ref-name="2">[2]</text:reference-ref></text:span> <text:span text:style-name="T11">of variables </text:span>by using functions.<text:line-break/><text:span text:style-name="T11">Such sub-types makes sense only when the existential path</text:span><text:span text:style-name="T18"><text:reference-ref text:reference-format="text" text:ref-name="3">[3]</text:reference-ref></text:span><text:span text:style-name="T11"> returns `true`:</text:span></text:p>
      <text:p text:style-name="P6"/>
      <text:p text:style-name="P6"><text:span text:style-name="T21">∵</text:span><text:tab/><text:span text:style-name="T11">a : [g] b</text:span></text:p>
      <text:p text:style-name="P11"><text:span text:style-name="T21">∴</text:span><text:tab/>b : [∃g] true</text:p>
      <text:p text:style-name="P6"/>
      <text:p text:style-name="P6"><text:span text:style-name="T21">∵</text:span><text:tab/><text:span text:style-name="T11">g : A → B</text:span></text:p>
      <text:p text:style-name="P6"><text:span text:style-name="T21">∴</text:span><text:tab/>∃<text:span text:style-name="T11">g : B → bool</text:span></text:p>
      <text:p text:style-name="P6"/>
      <text:p text:style-name="P6">The new idea is <text:span text:style-name="T12">that sub-types of functions can be defined using paths</text:span>:</text:p>
      <text:p text:style-name="P4"/>
      <text:p text:style-name="P17"><text:span text:style-name="T21">∵</text:span><text:tab/>f : [<text:span text:style-name="T10">[</text:span>g<text:span text:style-name="T10">]</text:span>] h</text:p>
      <text:p text:style-name="P5"/>
      <text:p text:style-name="P17"><text:span text:style-name="T21">∵</text:span><text:tab/><text:span text:style-name="T4">f : A ⨯ A → A</text:span></text:p>
      <text:p text:style-name="P17"><text:span text:style-name="T21">∵</text:span><text:tab/><text:span text:style-name="T4">g : A → B</text:span></text:p>
      <text:p text:style-name="P17"><text:span text:style-name="T21">∴</text:span><text:tab/><text:span text:style-name="T4">h : B ⨯ B → B</text:span></text:p>
      <text:p text:style-name="P5"/>
      <text:p text:style-name="P7">This is the same as writing:</text:p>
      <text:p text:style-name="P5"/>
      <text:p text:style-name="P17"><text:span text:style-name="T21">∵</text:span><text:tab/>f[g] &lt;=&gt; h</text:p>
      <text:p text:style-name="P17"><text:span text:style-name="T21">∴</text:span><text:tab/>g(f(a, b)) = h(g(a, b))</text:p>
      <text:p text:style-name="P7"/>
      <text:p text:style-name="P7"><text:span text:style-name="T12">In</text:span> asymmetric notation<text:span text:style-name="T17"><text:reference-ref text:reference-format="text" text:ref-name="4">[4]</text:reference-ref></text:span><text:span text:style-name="T17"><text:reference-ref text:reference-format="text" text:ref-name="5">[5]</text:reference-ref></text:span><text:span text:style-name="T6">, </text:span><text:span text:style-name="T9">one can add sub-script indices like this</text:span>:</text:p>
      <text:p text:style-name="P7"/>
      <text:p text:style-name="P7"><text:tab/>f : <text:span text:style-name="T11">[</text:span>[g<text:span text:style-name="T2">i→n</text:span>]<text:span text:style-name="T11">]</text:span> h</text:p>
      <text:p text:style-name="P7"/>
      <text:p text:style-name="P8"><text:span text:style-name="T22">L</text:span>ike for normal sub-types, there is a<text:span text:style-name="T10">n</text:span> existential path <text:span text:style-name="T14">that returns `true` if the path set is non-empty</text:span>:</text:p>
      <text:p text:style-name="P8"/>
      <text:p text:style-name="P9"><text:tab/>h : [∃<text:span text:style-name="T5">[</text:span>g<text:span text:style-name="T5">]</text:span>] true</text:p>
      <text:p text:style-name="P8"/>
      <text:p text:style-name="P9"><text:tab/>∃<text:span text:style-name="T7">[</text:span><text:span text:style-name="T5">g] &lt;=&gt; </text:span>∃<text:span text:style-name="T5">[</text:span>g ⨯ g → g<text:span text:style-name="T5">]</text:span></text:p>
      <text:p text:style-name="P8"/>
      <text:p text:style-name="P10">The `∃<text:span text:style-name="T5">[g]</text:span>` <text:span text:style-name="T5">notation</text:span> is used <text:span text:style-name="T20">since</text:span> <text:span text:style-name="T12">the brackets makes it easy to use notation for symmetric and asymmetric paths.</text:span> `∃<text:span text:style-name="T10">g</text:span>` <text:span text:style-name="T12">would lead to confusion since it is used for existential path of `g`.</text:span></text:p>
      <text:p text:style-name="P10"/>
      <text:p text:style-name="P10"><text:span text:style-name="T13">There is still motivation to use the notation of logical equivalence of functions in proofs.<text:line-break/>One does not need to write double brackets, e.g. `f[g] &lt;=&gt; h`.<text:line-break/>Also, path sets</text:span><text:span text:style-name="T19"><text:reference-ref text:reference-format="text" text:ref-name="6">[6]</text:reference-ref></text:span><text:span text:style-name="T8">, </text:span><text:span text:style-name="T9">written</text:span><text:span text:style-name="T13"> `f[g] &lt;=&gt; {h</text:span><text:span text:style-name="T3">0</text:span><text:span text:style-name="T13">, h</text:span><text:span text:style-name="T3">1</text:span><text:span text:style-name="T13">}`, are useful for describing partial functions in terms of function spaces and might not be easily expressed as a function sub-type.</text:span></text:p>
      <text:h text:style-name="P18" text:outline-level="3">References:</text:h>
      <text:p text:style-name="P14"/>
      <text:p text:style-name="P15"><text:reference-mark-start text:name="1"/>[1]<text:reference-mark-end text:name="1"/><text:tab/>“Path Semantics”</text:p>
      <text:p text:style-name="P15"><text:tab/>Sven Nilsen, 2016-2019</text:p>
      <text:p text:style-name="P15"><text:tab/><text:a xlink:type="simple" xlink:href="https://github.com/advancedresearch/path_semantics/blob/master/papers-wip/path-semantics.pdf" text:style-name="Internet_20_link" text:visited-style-name="Visited_20_Internet_20_Link"><text:span text:style-name="T16">https://github.com/advancedresearch/path_semantics/blob/master/papers-wip/path-semantics.pdf</text:span></text:a></text:p>
      <text:p text:style-name="P15"/>
      <text:p text:style-name="P15"><text:reference-mark-start text:name="2"/>[2]<text:reference-mark-end text:name="2"/><text:tab/>“Sub-Types as Contextual Notation”</text:p>
      <text:p text:style-name="P15"><text:tab/>Sven Nilsen, 2018</text:p>
      <text:p text:style-name="P15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16">https://github.com/advancedresearch/path_semantics/blob/master/papers-wip/sub-types-as-contextual-notation.pdf</text:span></text:a></text:p>
      <text:p text:style-name="P15"/>
      <text:p text:style-name="P15"><text:reference-mark-start text:name="3"/>[3]<text:reference-mark-end text:name="3"/><text:tab/>“Existential Paths”</text:p>
      <text:p text:style-name="P15"><text:tab/>Sven Nilsen, 2017</text:p>
      <text:p text:style-name="P15"><text:tab/><text:a xlink:type="simple" xlink:href="https://github.com/advancedresearch/path_semantics/blob/master/papers-wip/existential-paths.pdf" text:style-name="Internet_20_link" text:visited-style-name="Visited_20_Internet_20_Link"><text:span text:style-name="T16">https://github.com/advancedresearch/path_semantics/blob/master/papers-wip/existential-paths.pdf</text:span></text:a></text:p>
      <text:p text:style-name="P15"/>
      <text:p text:style-name="P15"><text:reference-mark-start text:name="4"/>[4]<text:reference-mark-end text:name="4"/><text:tab/>“Algebraic Notation for Asymmetric Paths”</text:p>
      <text:p text:style-name="P15"><text:tab/>Sven Nilsen, 2017</text:p>
      <text:p text:style-name="P15"><text:tab/><text:a xlink:type="simple" xlink:href="https://github.com/advancedresearch/path_semantics/blob/master/papers-wip/algebraic-notation-for-asymmetric-paths.pdf" text:style-name="Internet_20_link" text:visited-style-name="Visited_20_Internet_20_Link"><text:span text:style-name="T16">https://github.com/advancedresearch/path_semantics/blob/master/papers-wip/algebraic-notation-for-asymmetric-paths.pdf</text:span></text:a></text:p>
      <text:p text:style-name="P15"/>
      <text:p text:style-name="P16"><text:reference-mark-start text:name="5"/>[5]<text:reference-mark-end text:name="5"/><text:tab/>“Path Function Product Notation”</text:p>
      <text:p text:style-name="P16"><text:tab/>Sven Nilsen, 2017-2019</text:p>
      <text:p text:style-name="P16"><text:tab/><text:a xlink:type="simple" xlink:href="https://github.com/advancedresearch/path_semantics/blob/master/papers-wip/path-function-product-notation.pdf" text:style-name="Internet_20_link" text:visited-style-name="Visited_20_Internet_20_Link"><text:span text:style-name="T16">https://github.com/advancedresearch/path_semantics/blob/master/papers-wip/path-function-product-notation.pdf</text:span></text:a></text:p>
      <text:p text:style-name="P16"/>
      <text:p text:style-name="P16"><text:reference-mark-start text:name="6"/>[6]<text:reference-mark-end text:name="6"/><text:tab/>“Path Sets”</text:p>
      <text:p text:style-name="P16"><text:tab/>Sven Nilsen, 2017</text:p>
      <text:p text:style-name="P16"><text:tab/><text:a xlink:type="simple" xlink:href="https://github.com/advancedresearch/path_semantics/blob/master/papers-wip/path-sets.pdf" text:style-name="Internet_20_link" text:visited-style-name="Visited_20_Internet_20_Link"><text:span text:style-name="T16">https://github.com/advancedresearch/path_semantics/blob/master/papers-wip/path-sets.pdf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01:08:56.102092000</meta:creation-date>
    <dc:date>2019-09-08T15:38:15.088058000</dc:date>
    <meta:editing-duration>PT9M35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2" meta:word-count="334" meta:character-count="2411" meta:non-whitespace-character-count="2104"/>
  </office:meta>
</office:document-meta>
</file>